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b511a" draw:fill="gradient" draw:fill-gradient-name="Gradient_20_5" draw:textarea-horizontal-align="justify" draw:textarea-vertical-align="middle" draw:auto-grow-height="false" fo:min-height="2.15cm" fo:min-width="27.1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0.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3.6cm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1.65cm" fo:min-width="0.6cm"/>
    </style:style>
    <style:style style:name="gr5" style:family="graphic" style:parent-style-name="standard">
      <style:graphic-properties svg:stroke-color="#00381f" draw:fill-color="#00a65d" draw:textarea-horizontal-align="justify" draw:textarea-vertical-align="middle" draw:auto-grow-height="false" fo:min-height="2.458cm" fo:min-width="4.808cm"/>
    </style:style>
    <style:style style:name="gr6" style:family="graphic" style:parent-style-name="standard">
      <style:graphic-properties svg:stroke-color="#00381f" draw:fill-color="#bee3d3" draw:textarea-horizontal-align="justify" draw:textarea-vertical-align="middle" draw:auto-grow-height="false" fo:min-height="0.65cm" fo:min-width="2.8cm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5.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33cm" fo:min-width="0.4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1cm" fo:min-width="1.863cm"/>
    </style:style>
    <style:style style:name="gr11" style:family="graphic" style:parent-style-name="standard">
      <style:graphic-properties draw:fill-color="#ed1c24" draw:textarea-horizontal-align="justify" draw:textarea-vertical-align="middle" draw:auto-grow-height="false" fo:min-height="4.825cm" fo:min-width="0.1cm"/>
    </style:style>
    <style:style style:name="gr1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P1" style:family="paragraph">
      <loext:graphic-properties draw:fill="gradient" draw:fill-gradient-name="Gradient_20_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-color="#00a65d"/>
      <style:paragraph-properties fo:text-align="center"/>
    </style:style>
    <style:style style:name="P7" style:family="paragraph">
      <loext:graphic-properties draw:fill-color="#bee3d3"/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11" style:family="paragraph">
      <style:text-properties fo:font-size="8pt" fo:font-style="italic" style:font-size-asian="8pt" style:font-style-asian="italic" style:font-size-complex="8pt" style:font-style-complex="italic"/>
    </style:style>
    <style:style style:name="P12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3" style:family="paragraph">
      <style:text-properties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5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cm" svg:height="2.4cm" svg:x="1cm" svg:y="1.6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1cm" svg:height="1.9cm" svg:x="5.61cm" svg:y="9.159cm">
            <text:p text:style-name="P2">Q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3.812cm" svg:height="1.073cm" svg:x="4.6cm" svg:y="11.127cm">
            <draw:text-box>
              <text:p text:style-name="P3"><text:span text:style-name="T1">Action.Field</text:span></text:p>
            </draw:text-box>
          </draw:frame>
        </draw:g>
        <draw:g>
          <draw:custom-shape draw:style-name="gr4" draw:text-style-name="P5" draw:layer="layout" svg:width="1.1cm" svg:height="1.9cm" svg:x="6.798cm" svg:y="12.5cm">
            <text:p text:style-name="P2">Q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3.812cm" svg:height="1.073cm" svg:x="5.788cm" svg:y="14.468cm">
            <draw:text-box>
              <text:p text:style-name="P3"><text:span text:style-name="T1">Action.FieldDLQ</text:span></text:p>
            </draw:text-box>
          </draw:frame>
        </draw:g>
        <draw:custom-shape draw:style-name="gr5" draw:text-style-name="P6" draw:layer="layout" svg:width="5.6cm" svg:height="3cm" svg:x="11.8cm" svg:y="5.3cm">
          <text:p text:style-name="P2">rm-adap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1.1cm" svg:height="1.9cm" svg:x="23.798cm" svg:y="15.059cm">
            <text:p text:style-name="P2">Q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3.812cm" svg:height="1.073cm" svg:x="22.788cm" svg:y="17.027cm">
            <draw:text-box>
              <text:p text:style-name="P3"><text:span text:style-name="T1">Gateway.Actions</text:span></text:p>
            </draw:text-box>
          </draw:frame>
        </draw:g>
        <draw:custom-shape draw:style-name="gr6" draw:text-style-name="P7" draw:layer="layout" svg:width="3.3cm" svg:height="0.9cm" svg:x="8.5cm" svg:y="6cm">
          <text:p text:style-name="P2"><text:span text:style-name="T2">actionFieldReceiver(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cm" svg:height="0.9cm" svg:x="17.4cm" svg:y="6.1cm">
          <text:p text:style-name="P2"><text:span text:style-name="T2">gatewayActionProducer(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4cm" svg:height="1.3cm" draw:transform="rotate (-1.15837502454864) translate (22.191cm 7.516cm)">
          <text:p text:style-name="P2"><text:span text:style-name="T3">Gateway.Actions.Exchange</text:span><text:span text:style-name="T3"><text:line-break/></text:span><text:span text:style-name="T4">(routing key: Gateway.Action.Request)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0" draw:layer="layout" svg:width="0.9cm" svg:height="1cm" svg:x="6.9cm" svg:y="8.5cm">
            <text:p text:style-name="P9"><text:span text:style-name="T5">{ ...}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" draw:text-style-name="P12" draw:layer="layout" svg:width="3.224cm" svg:height="0.569cm" svg:x="7.7cm" svg:y="8.938cm">
            <draw:text-box>
              <text:p text:style-name="P11"><text:span text:style-name="T6">ActionInstruction msg</text:span></text:p>
            </draw:text-box>
          </draw:frame>
        </draw:g>
        <draw:custom-shape draw:style-name="gr10" draw:text-style-name="P2" draw:layer="layout" svg:width="2.7cm" svg:height="0.7cm" draw:transform="rotate (0.745430123526778) translate (5.9cm 8.4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1" draw:text-style-name="P5" draw:layer="layout" svg:width="1.2cm" svg:height="5.8cm" draw:transform="rotate (-0.902335223281068) translate (12.552cm 8.964cm)">
            <text:p text:style-name="P2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9" draw:text-style-name="P14" draw:layer="layout" svg:width="3.156cm" svg:height="1.039cm" svg:x="12.2cm" svg:y="10.061cm">
            <draw:text-box>
              <text:p text:style-name="P13"><text:span text:style-name="T4">exception thrown</text:span></text:p>
              <text:p text:style-name="P13"><text:span text:style-name="T4"/></text:p>
            </draw:text-box>
          </draw:frame>
        </draw:g>
        <draw:custom-shape draw:style-name="gr12" draw:text-style-name="P2" draw:layer="layout" svg:width="0.6cm" svg:height="0.8cm" draw:transform="rotate (0.704414886104912) translate (20.812cm 7.0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" draw:layer="layout" svg:width="0.6cm" svg:height="0.8cm" svg:x="24cm" svg:y="13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8" draw:text-style-name="P10" draw:layer="layout" svg:width="0.9cm" svg:height="1cm" svg:x="21.5cm" svg:y="5.993cm">
            <text:p text:style-name="P9"><text:span text:style-name="T5">{ ...}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" draw:text-style-name="P12" draw:layer="layout" svg:width="3.029cm" svg:height="0.569cm" svg:x="22.3cm" svg:y="6.431cm">
            <draw:text-box>
              <text:p text:style-name="P11"><text:span text:style-name="T6">GatewayAction msg</text:span></text:p>
            </draw:text-box>
          </draw:frame>
        </draw:g>
        <draw:frame draw:style-name="gr9" draw:text-style-name="P15" draw:layer="layout" svg:width="5.925cm" svg:height="1.673cm" svg:x="3.4cm" svg:y="1.8cm">
          <draw:text-box>
            <text:p>RabbitMQ Diagram<text:line-break/>FWMT rm-adap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808080" draw:end-color="#eeeeee" draw:start-intensity="100%" draw:end-intensity="100%" draw:angle="300" draw:border="0%"/>
    <draw:gradient draw:name="Gradient_20_3" draw:display-name="Gradient 3" draw:style="linear" draw:start-color="#2b511a" draw:end-color="#eeeeee" draw:start-intensity="100%" draw:end-intensity="100%" draw:angle="300" draw:border="0%"/>
    <draw:gradient draw:name="Gradient_20_4" draw:display-name="Gradient 4" draw:style="linear" draw:start-color="#2b511a" draw:end-color="#e0efd4" draw:start-intensity="100%" draw:end-intensity="100%" draw:angle="300" draw:border="0%"/>
    <draw:gradient draw:name="Gradient_20_5" draw:display-name="Gradient 5" draw:style="linear" draw:start-color="#89c765" draw:end-color="#e0efd4" draw:start-intensity="100%" draw:end-intensity="100%" draw:angle="300" draw:border="0%"/>
    <draw:gradient draw:name="Tango_20_Green" draw:display-name="Tango Green" draw:style="linear" draw:start-color="#808080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3:18:20.374983080</meta:creation-date>
    <dc:date>2019-02-06T13:59:26.809525657</dc:date>
    <meta:editing-duration>PT10M12S</meta:editing-duration>
    <meta:editing-cycles>1</meta:editing-cycles>
    <meta:document-statistic meta:object-count="27"/>
    <meta:generator>LibreOffice_Vanilla/6.0.4.5$MacOSX_X86_64 LibreOffice_project/6840e4519a6ce8bcc1328eb2d87b5c46c6df1038</meta:generator>
  </office:meta>
</office:document-meta>
</file>